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84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268.84pt"/>
    </style:style>
    <style:style style:name="co5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10" style:family="table-cell" style:parent-style-name="Default" style:data-style-name="N100"/>
    <style:style style:name="ce12" style:family="table-cell" style:parent-style-name="Default">
      <style:table-cell-properties fo:background-color="#fffbcc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bcc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3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style:vertical-align="top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fffbcc" fo:border="0.06pt solid #000000"/>
    </style:style>
    <style:style style:name="ce46" style:family="table-cell" style:parent-style-name="Default" style:data-style-name="N100"/>
    <style:style style:name="ce4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1"/>
    <style:style style:name="ce51" style:family="table-cell" style:parent-style-name="Default" style:data-style-name="N11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bcc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0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6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table:style-name="ce42" office:value-type="string" calcext:value-type="string" table:number-columns-spanned="13" table:number-rows-spanned="1">
            <text:p>NILAI MATA KULIAH METODE NUMERIK DAN TEKNIK KOMPUTASI 2019/2020</text:p>
          </table:table-cell>
          <table:covered-table-cell table:number-columns-repeated="12"/>
          <table:table-cell table:number-columns-repeated="51"/>
        </table:table-row>
        <table:table-row table:style-name="ro1">
          <table:table-cell/>
          <table:table-cell table:style-name="ce42" office:value-type="string" calcext:value-type="string" table:number-columns-spanned="3" table:number-rows-spanned="1">
            <text:p>PERSENTASE NILAI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48" office:value-type="string" calcext:value-type="string">
            <text:p>KEHADIRAN</text:p>
          </table:table-cell>
          <table:table-cell table:style-name="ce50" office:value-type="percentage" office:value="0.1" calcext:value-type="percentage">
            <text:p>10.00%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style-name="ce48" office:value-type="string" calcext:value-type="string">
            <text:p>TUGAS</text:p>
          </table:table-cell>
          <table:table-cell table:style-name="ce50" office:value-type="percentage" office:value="0.3" calcext:value-type="percentage">
            <text:p>3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KUIS</text:p>
          </table:table-cell>
          <table:table-cell table:style-name="ce50" office:value-type="percentage" office:value="0.2" calcext:value-type="percentage">
            <text:p>20.00%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UTS</text:p>
          </table:table-cell>
          <table:table-cell table:style-name="ce50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UAS</text:p>
          </table:table-cell>
          <table:table-cell table:style-name="ce50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9" office:value-type="string" calcext:value-type="string">
            <text:p>TOTAL</text:p>
          </table:table-cell>
          <table:table-cell table:style-name="ce51" table:formula="of:=SUM([.D3:.D7])" office:value-type="percentage" office:value="1" calcext:value-type="percentage">
            <text:p>100.00%</text:p>
          </table:table-cell>
          <table:table-cell table:number-columns-repeated="60"/>
        </table:table-row>
        <table:table-row table:style-name="ro1">
          <table:table-cell table:style-name="ce43" office:value-type="string" calcext:value-type="string" table:number-columns-spanned="1" table:number-rows-spanned="2">
            <text:p>NO.</text:p>
          </table:table-cell>
          <table:table-cell table:style-name="ce43" office:value-type="string" calcext:value-type="string" table:number-columns-spanned="1" table:number-rows-spanned="2">
            <text:p>NIM</text:p>
          </table:table-cell>
          <table:table-cell table:style-name="ce43" office:value-type="string" calcext:value-type="string" table:number-columns-spanned="1" table:number-rows-spanned="2">
            <text:p>NAMA</text:p>
          </table:table-cell>
          <table:table-cell table:style-name="ce43" office:value-type="string" calcext:value-type="string" table:number-columns-spanned="1" table:number-rows-spanned="2">
            <text:p>TOTAL</text:p>
          </table:table-cell>
          <table:table-cell table:style-name="ce43" office:value-type="string" calcext:value-type="string" table:number-columns-spanned="1" table:number-rows-spanned="2">
            <text:p>KEHADIRAN</text:p>
          </table:table-cell>
          <table:table-cell table:style-name="ce52" office:value-type="string" calcext:value-type="string" table:number-columns-spanned="4" table:number-rows-spanned="1">
            <text:p>TUGAS</text:p>
          </table:table-cell>
          <table:covered-table-cell table:style-name="ce52"/>
          <table:covered-table-cell table:number-columns-repeated="2" table:style-name="ce53"/>
          <table:table-cell table:style-name="ce52" office:value-type="string" calcext:value-type="string" table:number-columns-spanned="2" table:number-rows-spanned="1">
            <text:p>KUIS</text:p>
          </table:table-cell>
          <table:covered-table-cell table:style-name="ce53"/>
          <table:table-cell table:style-name="ce52" office:value-type="string" calcext:value-type="string" table:number-columns-spanned="1" table:number-rows-spanned="2">
            <text:p>UTS</text:p>
          </table:table-cell>
          <table:table-cell table:style-name="ce52" office:value-type="string" calcext:value-type="string" table:number-columns-spanned="1" table:number-rows-spanned="2">
            <text:p>UAS</text:p>
          </table:table-cell>
          <table:table-cell table:style-name="ce43" office:value-type="string" calcext:value-type="string" table:number-columns-spanned="1" table:number-rows-spanned="2">
            <text:p>ASISTENSI</text:p>
          </table:table-cell>
          <table:table-cell table:number-columns-repeated="50"/>
        </table:table-row>
        <table:table-row table:style-name="ro1">
          <table:covered-table-cell table:style-name="ce44"/>
          <table:covered-table-cell table:number-columns-repeated="4" table:style-name="ce47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covered-table-cell table:number-columns-repeated="2" table:style-name="ce53"/>
          <table:covered-table-cell table:style-name="ce44"/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1</text:p>
          </table:table-cell>
          <table:table-cell table:style-name="ce44" office:value-type="string" calcext:value-type="string">
            <text:p>Abdul Rahman</text:p>
          </table:table-cell>
          <table:table-cell table:style-name="ce44" table:formula="of:=[.$D$3]*[.E12]/16*100+[.$D$4]*AVERAGE([.F11:.I11])+[.$D$5]*AVERAGE([.J11:.K11])+[.$D$6]*[.L11]+[.$D$7]*[.M11]" office:value-type="float" office:value="20" calcext:value-type="float">
            <text:p>20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2</text:p>
          </table:table-cell>
          <table:table-cell table:style-name="ce44" office:value-type="string" calcext:value-type="string">
            <text:p>Achmad Faizal Abdillah</text:p>
          </table:table-cell>
          <table:table-cell table:style-name="ce44" table:formula="of:=[.$D$3]*[.E13]/16*100+[.$D$4]*AVERAGE([.F12:.I12])+[.$D$5]*AVERAGE([.J12:.K12])+[.$D$6]*[.L12]+[.$D$7]*[.M12]" office:value-type="float" office:value="19.5" calcext:value-type="float">
            <text:p>19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3</text:p>
          </table:table-cell>
          <table:table-cell table:style-name="ce44" office:value-type="string" calcext:value-type="string">
            <text:p>Adji Fadhlurrohman Habib</text:p>
          </table:table-cell>
          <table:table-cell table:style-name="ce44" table:formula="of:=[.$D$3]*[.E14]/16*100+[.$D$4]*AVERAGE([.F13:.I13])+[.$D$5]*AVERAGE([.J13:.K13])+[.$D$6]*[.L13]+[.$D$7]*[.M13]" office:value-type="float" office:value="38" calcext:value-type="float">
            <text:p>3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55" calcext:value-type="float">
            <text:p>5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4</text:p>
          </table:table-cell>
          <table:table-cell table:style-name="ce44" office:value-type="string" calcext:value-type="string">
            <text:p>Ahmad Rizal Syahbirin</text:p>
          </table:table-cell>
          <table:table-cell table:style-name="ce44" table:formula="of:=[.$D$3]*[.E15]/16*100+[.$D$4]*AVERAGE([.F14:.I14])+[.$D$5]*AVERAGE([.J14:.K14])+[.$D$6]*[.L14]+[.$D$7]*[.M14]" office:value-type="float" office:value="32" calcext:value-type="float">
            <text:p>3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30" calcext:value-type="float">
            <text:p>3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5</text:p>
          </table:table-cell>
          <table:table-cell table:style-name="ce44" office:value-type="string" calcext:value-type="string">
            <text:p>Ahmad Rizaldy Hr</text:p>
          </table:table-cell>
          <table:table-cell table:style-name="ce44" table:formula="of:=[.$D$3]*[.E16]/16*100+[.$D$4]*AVERAGE([.F15:.I15])+[.$D$5]*AVERAGE([.J15:.K15])+[.$D$6]*[.L15]+[.$D$7]*[.M15]" office:value-type="float" office:value="40" calcext:value-type="float">
            <text:p>4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60" calcext:value-type="float">
            <text:p>6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6</text:p>
          </table:table-cell>
          <table:table-cell table:style-name="ce44" office:value-type="string" calcext:value-type="string">
            <text:p>Akbar Mubarok</text:p>
          </table:table-cell>
          <table:table-cell table:style-name="ce44" table:formula="of:=[.$D$3]*[.E17]/16*100+[.$D$4]*AVERAGE([.F16:.I16])+[.$D$5]*AVERAGE([.J16:.K16])+[.$D$6]*[.L16]+[.$D$7]*[.M16]" office:value-type="float" office:value="41" calcext:value-type="float">
            <text:p>4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85" calcext:value-type="float">
            <text:p>8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7</text:p>
          </table:table-cell>
          <table:table-cell table:style-name="ce44" office:value-type="string" calcext:value-type="string">
            <text:p>Akhmad Maliki</text:p>
          </table:table-cell>
          <table:table-cell table:style-name="ce44" table:formula="of:=[.$D$3]*[.E18]/16*100+[.$D$4]*AVERAGE([.F17:.I17])+[.$D$5]*AVERAGE([.J17:.K17])+[.$D$6]*[.L17]+[.$D$7]*[.M17]" office:value-type="float" office:value="34" calcext:value-type="float">
            <text:p>3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44" office:value-type="float" office:value="70" calcext:value-type="float">
            <text:p>7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8</text:p>
          </table:table-cell>
          <table:table-cell table:style-name="ce44" office:value-type="string" calcext:value-type="string">
            <text:p>Albar Zuda Al-Zubier</text:p>
          </table:table-cell>
          <table:table-cell table:style-name="ce44" table:formula="of:=[.$D$3]*[.E19]/16*100+[.$D$4]*AVERAGE([.F18:.I18])+[.$D$5]*AVERAGE([.J18:.K18])+[.$D$6]*[.L18]+[.$D$7]*[.M18]" office:value-type="float" office:value="28" calcext:value-type="float">
            <text:p>2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09</text:p>
          </table:table-cell>
          <table:table-cell table:style-name="ce44" office:value-type="string" calcext:value-type="string">
            <text:p>Alvin Dwi Saputra</text:p>
          </table:table-cell>
          <table:table-cell table:style-name="ce44" table:formula="of:=[.$D$3]*[.E20]/16*100+[.$D$4]*AVERAGE([.F19:.I19])+[.$D$5]*AVERAGE([.J19:.K19])+[.$D$6]*[.L19]+[.$D$7]*[.M19]" office:value-type="float" office:value="34.5" calcext:value-type="float">
            <text:p>34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44" office:value-type="float" office:value="45" calcext:value-type="float">
            <text:p>4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0</text:p>
          </table:table-cell>
          <table:table-cell table:style-name="ce44" office:value-type="string" calcext:value-type="string">
            <text:p>Amalia Rahmi</text:p>
          </table:table-cell>
          <table:table-cell table:style-name="ce44" table:formula="of:=[.$D$3]*[.E21]/16*100+[.$D$4]*AVERAGE([.F20:.I20])+[.$D$5]*AVERAGE([.J20:.K20])+[.$D$6]*[.L20]+[.$D$7]*[.M20]" office:value-type="float" office:value="35.5" calcext:value-type="float">
            <text:p>35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60" calcext:value-type="float">
            <text:p>6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1</text:p>
          </table:table-cell>
          <table:table-cell table:style-name="ce44" office:value-type="string" calcext:value-type="string">
            <text:p>Andhika Rufty Pratiwi</text:p>
          </table:table-cell>
          <table:table-cell table:style-name="ce44" table:formula="of:=[.$D$3]*[.E22]/16*100+[.$D$4]*AVERAGE([.F21:.I21])+[.$D$5]*AVERAGE([.J21:.K21])+[.$D$6]*[.L21]+[.$D$7]*[.M21]" office:value-type="float" office:value="31" calcext:value-type="float">
            <text:p>3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2</text:p>
          </table:table-cell>
          <table:table-cell table:style-name="ce44" office:value-type="string" calcext:value-type="string">
            <text:p>Andi Ilham</text:p>
          </table:table-cell>
          <table:table-cell table:style-name="ce44" table:formula="of:=[.$D$3]*[.E23]/16*100+[.$D$4]*AVERAGE([.F22:.I22])+[.$D$5]*AVERAGE([.J22:.K22])+[.$D$6]*[.L22]+[.$D$7]*[.M22]" office:value-type="float" office:value="35.5" calcext:value-type="float">
            <text:p>35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44" office:value-type="float" office:value="60" calcext:value-type="float">
            <text:p>6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3</text:p>
          </table:table-cell>
          <table:table-cell table:style-name="ce44" office:value-type="string" calcext:value-type="string">
            <text:p>Angga Aulia Rahman</text:p>
          </table:table-cell>
          <table:table-cell table:style-name="ce44" table:formula="of:=[.$D$3]*[.E24]/16*100+[.$D$4]*AVERAGE([.F23:.I23])+[.$D$5]*AVERAGE([.J23:.K23])+[.$D$6]*[.L23]+[.$D$7]*[.M23]" office:value-type="float" office:value="37.5" calcext:value-type="float">
            <text:p>37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50" calcext:value-type="float">
            <text:p>5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4</text:p>
          </table:table-cell>
          <table:table-cell table:style-name="ce44" office:value-type="string" calcext:value-type="string">
            <text:p>Anzan Aulia Yahya</text:p>
          </table:table-cell>
          <table:table-cell table:style-name="ce44" table:formula="of:=[.$D$3]*[.E25]/16*100+[.$D$4]*AVERAGE([.F24:.I24])+[.$D$5]*AVERAGE([.J24:.K24])+[.$D$6]*[.L24]+[.$D$7]*[.M24]" office:value-type="float" office:value="35.5" calcext:value-type="float">
            <text:p>35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5</text:p>
          </table:table-cell>
          <table:table-cell table:style-name="ce44" office:value-type="string" calcext:value-type="string">
            <text:p>Arief Fadhilah Rahman</text:p>
          </table:table-cell>
          <table:table-cell table:style-name="ce44" table:formula="of:=[.$D$3]*[.E26]/16*100+[.$D$4]*AVERAGE([.F25:.I25])+[.$D$5]*AVERAGE([.J25:.K25])+[.$D$6]*[.L25]+[.$D$7]*[.M25]" office:value-type="float" office:value="39.5" calcext:value-type="float">
            <text:p>39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44" office:value-type="float" office:value="85" calcext:value-type="float">
            <text:p>8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6</text:p>
          </table:table-cell>
          <table:table-cell table:style-name="ce44" office:value-type="string" calcext:value-type="string">
            <text:p>Arjun Priambodo</text:p>
          </table:table-cell>
          <table:table-cell table:style-name="ce44" table:formula="of:=[.$D$3]*[.E27]/16*100+[.$D$4]*AVERAGE([.F26:.I26])+[.$D$5]*AVERAGE([.J26:.K26])+[.$D$6]*[.L26]+[.$D$7]*[.M26]" office:value-type="float" office:value="25.5" calcext:value-type="float">
            <text:p>25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7</text:p>
          </table:table-cell>
          <table:table-cell table:style-name="ce44" office:value-type="string" calcext:value-type="string">
            <text:p>Arkanadi Kahfi</text:p>
          </table:table-cell>
          <table:table-cell table:style-name="ce44" table:formula="of:=[.$D$3]*[.E28]/16*100+[.$D$4]*AVERAGE([.F27:.I27])+[.$D$5]*AVERAGE([.J27:.K27])+[.$D$6]*[.L27]+[.$D$7]*[.M27]" office:value-type="float" office:value="10" calcext:value-type="float">
            <text:p>10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/>
          <table:table-cell table:number-columns-repeated="5"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8</text:p>
          </table:table-cell>
          <table:table-cell table:style-name="ce44" office:value-type="string" calcext:value-type="string">
            <text:p>Arya Fatur Rahman</text:p>
          </table:table-cell>
          <table:table-cell table:style-name="ce44" table:formula="of:=[.$D$3]*[.E29]/16*100+[.$D$4]*AVERAGE([.F28:.I28])+[.$D$5]*AVERAGE([.J28:.K28])+[.$D$6]*[.L28]+[.$D$7]*[.M28]" office:value-type="float" office:value="37" calcext:value-type="float">
            <text:p>3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75" calcext:value-type="float">
            <text:p>75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19</text:p>
          </table:table-cell>
          <table:table-cell table:style-name="ce44" office:value-type="string" calcext:value-type="string">
            <text:p>Arya Golong Sutejo</text:p>
          </table:table-cell>
          <table:table-cell table:style-name="ce44" table:formula="of:=[.$D$3]*[.E30]/16*100+[.$D$4]*AVERAGE([.F29:.I29])+[.$D$5]*AVERAGE([.J29:.K29])+[.$D$6]*[.L29]+[.$D$7]*[.M29]" office:value-type="float" office:value="35" calcext:value-type="float">
            <text:p>3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25" calcext:value-type="float">
            <text:p>2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0</text:p>
          </table:table-cell>
          <table:table-cell table:style-name="ce44" office:value-type="string" calcext:value-type="string">
            <text:p>Arya Kurnia Pambudi</text:p>
          </table:table-cell>
          <table:table-cell table:style-name="ce44" table:formula="of:=[.$D$3]*[.E31]/16*100+[.$D$4]*AVERAGE([.F30:.I30])+[.$D$5]*AVERAGE([.J30:.K30])+[.$D$6]*[.L30]+[.$D$7]*[.M30]" office:value-type="float" office:value="31" calcext:value-type="float">
            <text:p>3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4" office:value-type="float" office:value="60" calcext:value-type="float">
            <text:p>6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1</text:p>
          </table:table-cell>
          <table:table-cell table:style-name="ce44" office:value-type="string" calcext:value-type="string">
            <text:p>Azman</text:p>
          </table:table-cell>
          <table:table-cell table:style-name="ce44" table:formula="of:=[.$D$3]*[.E32]/16*100+[.$D$4]*AVERAGE([.F31:.I31])+[.$D$5]*AVERAGE([.J31:.K31])+[.$D$6]*[.L31]+[.$D$7]*[.M31]" office:value-type="float" office:value="39.5" calcext:value-type="float">
            <text:p>39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70" calcext:value-type="float">
            <text:p>70</text:p>
          </table:table-cell>
          <table:table-cell table:style-name="ce44"/>
          <table:table-cell table:style-name="ce44" office:value-type="float" office:value="75" calcext:value-type="float">
            <text:p>7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2</text:p>
          </table:table-cell>
          <table:table-cell table:style-name="ce44" office:value-type="string" calcext:value-type="string">
            <text:p>Choiriansyah Ashari</text:p>
          </table:table-cell>
          <table:table-cell table:style-name="ce44" table:formula="of:=[.$D$3]*[.E33]/16*100+[.$D$4]*AVERAGE([.F32:.I32])+[.$D$5]*AVERAGE([.J32:.K32])+[.$D$6]*[.L32]+[.$D$7]*[.M32]" office:value-type="float" office:value="40" calcext:value-type="float">
            <text:p>4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75" calcext:value-type="float">
            <text:p>75</text:p>
          </table:table-cell>
          <table:table-cell table:style-name="ce44"/>
          <table:table-cell table:style-name="ce44" office:value-type="float" office:value="85" calcext:value-type="float">
            <text:p>8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3</text:p>
          </table:table-cell>
          <table:table-cell table:style-name="ce44" office:value-type="string" calcext:value-type="string">
            <text:p>Dandy Saputra</text:p>
          </table:table-cell>
          <table:table-cell table:style-name="ce44" table:formula="of:=[.$D$3]*[.E34]/16*100+[.$D$4]*AVERAGE([.F33:.I33])+[.$D$5]*AVERAGE([.J33:.K33])+[.$D$6]*[.L33]+[.$D$7]*[.M33]" office:value-type="float" office:value="40.5" calcext:value-type="float">
            <text:p>40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85" calcext:value-type="float">
            <text:p>8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4</text:p>
          </table:table-cell>
          <table:table-cell table:style-name="ce44" office:value-type="string" calcext:value-type="string">
            <text:p>Daniel Manik</text:p>
          </table:table-cell>
          <table:table-cell table:style-name="ce44" table:formula="of:=[.$D$3]*[.E35]/16*100+[.$D$4]*AVERAGE([.F34:.I34])+[.$D$5]*AVERAGE([.J34:.K34])+[.$D$6]*[.L34]+[.$D$7]*[.M34]" office:value-type="float" office:value="36.5" calcext:value-type="float">
            <text:p>36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<text:s/>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5</text:p>
          </table:table-cell>
          <table:table-cell table:style-name="ce44" office:value-type="string" calcext:value-type="string">
            <text:p>Della Rahmayanti</text:p>
          </table:table-cell>
          <table:table-cell table:style-name="ce44" table:formula="of:=[.$D$3]*[.E36]/16*100+[.$D$4]*AVERAGE([.F35:.I35])+[.$D$5]*AVERAGE([.J35:.K35])+[.$D$6]*[.L35]+[.$D$7]*[.M35]" office:value-type="float" office:value="39" calcext:value-type="float">
            <text:p>3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70" calcext:value-type="float">
            <text:p>7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6</text:p>
          </table:table-cell>
          <table:table-cell table:style-name="ce44" office:value-type="string" calcext:value-type="string">
            <text:p>Dikanuari Erdi Astama</text:p>
          </table:table-cell>
          <table:table-cell table:style-name="ce44" table:formula="of:=[.$D$3]*[.E37]/16*100+[.$D$4]*AVERAGE([.F36:.I36])+[.$D$5]*AVERAGE([.J36:.K36])+[.$D$6]*[.L36]+[.$D$7]*[.M36]" office:value-type="float" office:value="40" calcext:value-type="float">
            <text:p>4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75" calcext:value-type="float">
            <text:p>7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7</text:p>
          </table:table-cell>
          <table:table-cell table:style-name="ce44" office:value-type="string" calcext:value-type="string">
            <text:p>Dimas Aditya Candra Nugraha</text:p>
          </table:table-cell>
          <table:table-cell table:style-name="ce44" table:formula="of:=[.$D$3]*[.E38]/16*100+[.$D$4]*AVERAGE([.F37:.I37])+[.$D$5]*AVERAGE([.J37:.K37])+[.$D$6]*[.L37]+[.$D$7]*[.M37]" office:value-type="float" office:value="33" calcext:value-type="float">
            <text:p>3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8</text:p>
          </table:table-cell>
          <table:table-cell table:style-name="ce44" office:value-type="string" calcext:value-type="string">
            <text:p>Dimas Bayu Putra Pangestu</text:p>
          </table:table-cell>
          <table:table-cell table:style-name="ce44" table:formula="of:=[.$D$3]*[.E39]/16*100+[.$D$4]*AVERAGE([.F38:.I38])+[.$D$5]*AVERAGE([.J38:.K38])+[.$D$6]*[.L38]+[.$D$7]*[.M38]" office:value-type="float" office:value="34" calcext:value-type="float">
            <text:p>3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29</text:p>
          </table:table-cell>
          <table:table-cell table:style-name="ce44" office:value-type="string" calcext:value-type="string">
            <text:p>Dionysius Galih Santiko</text:p>
          </table:table-cell>
          <table:table-cell table:style-name="ce44" table:formula="of:=[.$D$3]*[.E40]/16*100+[.$D$4]*AVERAGE([.F39:.I39])+[.$D$5]*AVERAGE([.J39:.K39])+[.$D$6]*[.L39]+[.$D$7]*[.M39]" office:value-type="float" office:value="39" calcext:value-type="float">
            <text:p>3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55" calcext:value-type="float">
            <text:p>5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0</text:p>
          </table:table-cell>
          <table:table-cell table:style-name="ce44" office:value-type="string" calcext:value-type="string">
            <text:p>Duwi Febriawan</text:p>
          </table:table-cell>
          <table:table-cell table:style-name="ce44" table:formula="of:=[.$D$3]*[.E41]/16*100+[.$D$4]*AVERAGE([.F40:.I40])+[.$D$5]*AVERAGE([.J40:.K40])+[.$D$6]*[.L40]+[.$D$7]*[.M40]" office:value-type="float" office:value="27" calcext:value-type="float">
            <text:p>27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85" calcext:value-type="float">
            <text:p>8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1</text:p>
          </table:table-cell>
          <table:table-cell table:style-name="ce44" office:value-type="string" calcext:value-type="string">
            <text:p>Duwi Muhamad Amin Sulaiman</text:p>
          </table:table-cell>
          <table:table-cell table:style-name="ce44" table:formula="of:=[.$D$3]*[.E42]/16*100+[.$D$4]*AVERAGE([.F41:.I41])+[.$D$5]*AVERAGE([.J41:.K41])+[.$D$6]*[.L41]+[.$D$7]*[.M41]" office:value-type="float" office:value="10" calcext:value-type="float">
            <text:p>10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/>
          <table:table-cell table:number-columns-repeated="5"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2</text:p>
          </table:table-cell>
          <table:table-cell table:style-name="ce44" office:value-type="string" calcext:value-type="string">
            <text:p>Dwi Febriyawati</text:p>
          </table:table-cell>
          <table:table-cell table:style-name="ce44" table:formula="of:=[.$D$3]*[.E43]/16*100+[.$D$4]*AVERAGE([.F42:.I42])+[.$D$5]*AVERAGE([.J42:.K42])+[.$D$6]*[.L42]+[.$D$7]*[.M42]" office:value-type="float" office:value="33.5" calcext:value-type="float">
            <text:p>33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3</text:p>
          </table:table-cell>
          <table:table-cell table:style-name="ce44" office:value-type="string" calcext:value-type="string">
            <text:p>Dzaki Allam Ziha</text:p>
          </table:table-cell>
          <table:table-cell table:style-name="ce44" table:formula="of:=[.$D$3]*[.E44]/16*100+[.$D$4]*AVERAGE([.F43:.I43])+[.$D$5]*AVERAGE([.J43:.K43])+[.$D$6]*[.L43]+[.$D$7]*[.M43]" office:value-type="float" office:value="35" calcext:value-type="float">
            <text:p>3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4</text:p>
          </table:table-cell>
          <table:table-cell table:style-name="ce44" office:value-type="string" calcext:value-type="string">
            <text:p>Efraine Destio Sajiatmoko</text:p>
          </table:table-cell>
          <table:table-cell table:style-name="ce44" table:formula="of:=[.$D$3]*[.E45]/16*100+[.$D$4]*AVERAGE([.F44:.I44])+[.$D$5]*AVERAGE([.J44:.K44])+[.$D$6]*[.L44]+[.$D$7]*[.M44]" office:value-type="float" office:value="38" calcext:value-type="float">
            <text:p>3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55" calcext:value-type="float">
            <text:p>55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44"/>
          <table:table-cell table:style-name="ce44" office:value-type="string" calcext:value-type="string">
            <text:p>04181035</text:p>
          </table:table-cell>
          <table:table-cell table:style-name="ce44" office:value-type="string" calcext:value-type="string">
            <text:p>Erika Yulieta</text:p>
          </table:table-cell>
          <table:table-cell table:style-name="ce44" table:formula="of:=[.$D$3]*[.E46]/16*100+[.$D$4]*AVERAGE([.F45:.I45])+[.$D$5]*AVERAGE([.J45:.K45])+[.$D$6]*[.L45]+[.$D$7]*[.M45]" office:value-type="float" office:value="33.5" calcext:value-type="float">
            <text:p>33.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/>
          <table:table-cell table:style-name="ce44" office:value-type="float" office:value="40" calcext:value-type="float">
            <text:p>4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5"/>
          <table:table-cell table:style-name="ce45" office:value-type="string" calcext:value-type="string">
            <text:p>04181036</text:p>
          </table:table-cell>
          <table:table-cell table:style-name="ce45" office:value-type="string" calcext:value-type="string">
            <text:p>Erwin Renda Wardana</text:p>
          </table:table-cell>
          <table:table-cell table:style-name="ce45" table:formula="of:=[.$D$3]*[.E47]/16*100+[.$D$4]*AVERAGE([.F46:.I46])+[.$D$5]*AVERAGE([.J46:.K46])+[.$D$6]*[.L46]+[.$D$7]*[.M46]" office:value-type="float" office:value="10" calcext:value-type="float">
            <text:p>10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5"/>
          <table:table-cell table:number-columns-repeated="4"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4" table:number-columns-repeated="50"/>
        </table:table-row>
        <table:table-row table:style-name="ro1">
          <table:table-cell table:style-name="ce45"/>
          <table:table-cell table:style-name="ce45" office:value-type="string" calcext:value-type="string">
            <text:p>04181037</text:p>
          </table:table-cell>
          <table:table-cell table:style-name="ce45" office:value-type="string" calcext:value-type="string">
            <text:p>Fadhilah Robi Pangestu</text:p>
          </table:table-cell>
          <table:table-cell table:style-name="ce45" table:formula="of:=[.$D$3]*[.E48]/16*100+[.$D$4]*AVERAGE([.F47:.I47])+[.$D$5]*AVERAGE([.J47:.K47])+[.$D$6]*[.L47]+[.$D$7]*[.M47]" office:value-type="float" office:value="0" calcext:value-type="float">
            <text:p>0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5"/>
          <table:table-cell table:number-columns-repeated="4"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4" table:number-columns-repeated="5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ce58"/>
        <table:table-column table:style-name="co5" table:default-cell-style-name="ce58"/>
        <table:table-column table:style-name="co1" table:default-cell-style-name="Default"/>
        <table:table-row table:style-name="ro1">
          <table:table-cell table:style-name="ce55" office:value-type="string" calcext:value-type="string">
            <text:p>interpolasi lagrange</text:p>
          </table:table-cell>
          <table:table-cell table:style-name="ce55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56" office:value-type="string" calcext:value-type="string">
            <text:p>Adji Fadhlurrohman Habib</text:p>
          </table:table-cell>
          <table:table-cell table:style-name="ce57"/>
          <table:table-cell/>
        </table:table-row>
        <table:table-row table:style-name="ro1">
          <table:table-cell table:style-name="ce56" office:value-type="string" calcext:value-type="string">
            <text:p>Alvin Dwi Saputra</text:p>
          </table:table-cell>
          <table:table-cell table:style-name="ce57"/>
          <table:table-cell/>
        </table:table-row>
        <table:table-row table:style-name="ro1">
          <table:table-cell table:style-name="ce56" office:value-type="string" calcext:value-type="string">
            <text:p>Arief Fadhilah Rahman</text:p>
          </table:table-cell>
          <table:table-cell table:style-name="ce57"/>
          <table:table-cell/>
        </table:table-row>
        <table:table-row table:style-name="ro1">
          <table:table-cell table:style-name="ce56" office:value-type="string" calcext:value-type="string">
            <text:p>Arya Kurnia Pambudi</text:p>
          </table:table-cell>
          <table:table-cell table:style-name="ce57"/>
          <table:table-cell office:value-type="string" calcext:value-type="string">
            <text:p>+</text:p>
          </table:table-cell>
        </table:table-row>
        <table:table-row table:style-name="ro1">
          <table:table-cell table:style-name="ce56" office:value-type="string" calcext:value-type="string">
            <text:p>Azman</text:p>
          </table:table-cell>
          <table:table-cell table:style-name="ce57"/>
          <table:table-cell/>
        </table:table-row>
        <table:table-row table:style-name="ro1">
          <table:table-cell table:style-name="ce56" office:value-type="string" calcext:value-type="string">
            <text:p>Dionysius Galih Santiko</text:p>
          </table:table-cell>
          <table:table-cell table:style-name="ce57"/>
          <table:table-cell office:value-type="string" calcext:value-type="string">
            <text:p>+</text:p>
          </table:table-cell>
        </table:table-row>
        <table:table-row table:style-name="ro1">
          <table:table-cell table:style-name="ce56" office:value-type="string" calcext:value-type="string">
            <text:p>Choiriansyah Ashari</text:p>
          </table:table-cell>
          <table:table-cell table:style-name="ce57" office:value-type="string" calcext:value-type="string">
            <text:p>bisa dpt error?</text:p>
          </table:table-cell>
          <table:table-cell/>
        </table:table-row>
        <table:table-row table:style-name="ro1">
          <table:table-cell table:style-name="ce56" office:value-type="string" calcext:value-type="string">
            <text:p>Albar Zuda Al-Zubier</text:p>
          </table:table-cell>
          <table:table-cell table:style-name="ce57" office:value-type="string" calcext:value-type="string">
            <text:p>ekstrapolasi?</text:p>
          </table:table-cell>
          <table:table-cell/>
        </table:table-row>
        <table:table-row table:style-name="ro1">
          <table:table-cell table:style-name="ce57"/>
          <table:table-cell table:style-name="ce55"/>
          <table:table-cell/>
        </table:table-row>
        <table:table-row table:style-name="ro1">
          <table:table-cell table:style-name="ce55" office:value-type="string" calcext:value-type="string">
            <text:p>Interpolasi NGF &amp; Deret Taylor</text:p>
          </table:table-cell>
          <table:table-cell table:style-name="ce55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57" office:value-type="string" calcext:value-type="string">
            <text:p>Ahmad Rizaldy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Akbar Mubarok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Arya Golong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Dandy Saputra</text:p>
          </table:table-cell>
          <table:table-cell table:style-name="ce57"/>
          <table:table-cell office:value-type="string" calcext:value-type="string">
            <text:p>+</text:p>
          </table:table-cell>
        </table:table-row>
        <table:table-row table:style-name="ro1">
          <table:table-cell table:style-name="ce57" office:value-type="string" calcext:value-type="string">
            <text:p>Efraine Destio</text:p>
          </table:table-cell>
          <table:table-cell table:style-name="ce57"/>
          <table:table-cell/>
        </table:table-row>
        <table:table-row table:style-name="ro1">
          <table:table-cell table:style-name="ce56" office:value-type="string" calcext:value-type="string">
            <text:p>Choiriansyah Ashari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Duwi Febriawan</text:p>
          </table:table-cell>
          <table:table-cell table:style-name="ce57"/>
          <table:table-cell/>
        </table:table-row>
        <table:table-row table:style-name="ro1">
          <table:table-cell table:style-name="ce57" table:number-columns-repeated="2"/>
          <table:table-cell/>
        </table:table-row>
        <table:table-row table:style-name="ro2">
          <table:table-cell table:style-name="ce55" office:value-type="string" calcext:value-type="string">
            <text:p>Interpolasi Numerik; Integral Numerik; Deferensiasi Numerik</text:p>
          </table:table-cell>
          <table:table-cell table:style-name="ce55" office:value-type="string" calcext:value-type="string">
            <text:p>pakai octave</text:p>
          </table:table-cell>
          <table:table-cell/>
        </table:table-row>
        <table:table-row table:style-name="ro1">
          <table:table-cell table:style-name="ce57" office:value-type="string" calcext:value-type="string">
            <text:p>Anzan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Daniel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Duwi Febriawan</text:p>
          </table:table-cell>
          <table:table-cell table:style-name="ce57"/>
          <table:table-cell office:value-type="string" calcext:value-type="string">
            <text:p>+</text:p>
          </table:table-cell>
        </table:table-row>
        <table:table-row table:style-name="ro1">
          <table:table-cell table:style-name="ce57" office:value-type="string" calcext:value-type="string">
            <text:p>Andi Ilham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Arjun</text:p>
          </table:table-cell>
          <table:table-cell table:style-name="ce57"/>
          <table:table-cell/>
        </table:table-row>
        <table:table-row table:style-name="ro3">
          <table:table-cell table:style-name="ce57" office:value-type="string" calcext:value-type="string">
            <text:p>Choiriansyah Ashari</text:p>
          </table:table-cell>
          <table:table-cell table:style-name="ce57" office:value-type="string" calcext:value-type="string">
            <text:p>tujuannya menggunakan semua metode? interpolasi, integral, differensiasi.</text:p>
          </table:table-cell>
          <table:table-cell/>
        </table:table-row>
        <table:table-row table:style-name="ro2">
          <table:table-cell office:value-type="string" calcext:value-type="string">
            <text:p>Dandy Saputra</text:p>
          </table:table-cell>
          <table:table-cell office:value-type="string" calcext:value-type="string">
            <text:p>kenapa negatif?</text:p>
          </table:table-cell>
          <table:table-cell/>
        </table:table-row>
        <table:table-row table:style-name="ro1">
          <table:table-cell table:style-name="ce56" office:value-type="string" calcext:value-type="string">
            <text:p>Arya Kurnia Pambudi</text:p>
          </table:table-cell>
          <table:table-cell office:value-type="string" calcext:value-type="string">
            <text:p>pembulatan</text:p>
          </table:table-cell>
          <table:table-cell/>
        </table:table-row>
        <table:table-row table:style-name="ro1">
          <table:table-cell table:style-name="ce56"/>
          <table:table-cell table:number-columns-repeated="2"/>
        </table:table-row>
        <table:table-row table:style-name="ro2">
          <table:table-cell table:style-name="ce59" office:value-type="string" calcext:value-type="string">
            <text:p>ekstrapolasi modified akima</text:p>
          </table:table-cell>
          <table:table-cell table:style-name="ce59" office:value-type="string" calcext:value-type="string">
            <text:p>toolbox matlab</text:p>
          </table:table-cell>
          <table:table-cell/>
        </table:table-row>
        <table:table-row table:style-name="ro1">
          <table:table-cell office:value-type="string" calcext:value-type="string">
            <text:p>Choiriansyah Ashari</text:p>
          </table:table-cell>
          <table:table-cell table:style-name="ce60"/>
          <table:table-cell/>
        </table:table-row>
        <table:table-row table:style-name="ro1">
          <table:table-cell office:value-type="string" calcext:value-type="string">
            <text:p>ahmad rizal syahbi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riansyah Ash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as adity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zan aulia yahya</text:p>
          </table:table-cell>
          <table:table-cell office:value-type="string" calcext:value-type="string">
            <text:p>kekurangan metode ini?</text:p>
          </table:table-cell>
          <table:table-cell/>
        </table:table-row>
        <table:table-row table:style-name="ro4">
          <table:table-cell office:value-type="string" calcext:value-type="string">
            <text:p>Dandy Saputra</text:p>
          </table:table-cell>
          <table:table-cell office:value-type="string" calcext:value-type="string">
            <text:p>penjelasan metode modified akim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9" office:value-type="string" calcext:value-type="string">
            <text:p>NGF v LaGrange</text:p>
          </table:table-cell>
          <table:table-cell office:value-type="string" calcext:value-type="string">
            <text:p>Excel</text:p>
          </table:table-cell>
          <table:table-cell/>
        </table:table-row>
        <table:table-row table:style-name="ro1">
          <table:table-cell office:value-type="string" calcext:value-type="string">
            <text:p>akhmad mal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r Zuda Al-Zub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ga aulia rah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anuari erdi ast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ki allam zih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oiriansyah Ashari</text:p>
          </table:table-cell>
          <table:table-cell office:value-type="string" calcext:value-type="string">
            <text:p>mana perbandingan metode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egral dan differensial numer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h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a fa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i febriyawa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a yuliet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ndy Saputra</text:p>
          </table:table-cell>
          <table:table-cell table:number-columns-repeated="2"/>
        </table:table-row>
        <table:table-row table:style-name="ro1" table:number-rows-repeated="10485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number number:decimal-places="0" loext:min-decimal-places="0" number:min-integer-digits="1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09:45:12.311800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fta Nur Farid</meta:initial-creator>
    <meta:creation-date>2019-09-19T09:59:29.701591870</meta:creation-date>
    <dc:date>2019-12-26T09:45:58.940547398</dc:date>
    <dc:creator>Mifta Nur Farid</dc:creator>
    <meta:editing-duration>PT2H56M45S</meta:editing-duration>
    <meta:editing-cycles>22</meta:editing-cycles>
    <meta:generator>LibreOffice/6.3.0.4$Linux_X86_64 LibreOffice_project/30$Build-4</meta:generator>
    <meta:document-statistic meta:table-count="2" meta:cell-count="540" meta:object-count="0"/>
  </office:meta>
</office:document-meta>
</file>